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d58a" draw:textarea-horizontal-align="justify" draw:textarea-vertical-align="middle" draw:auto-grow-height="false" fo:min-height="14.35cm" fo:min-width="7.7cm"/>
    </style:style>
    <style:style style:name="gr2" style:family="graphic" style:parent-style-name="standard">
      <style:graphic-properties draw:textarea-horizontal-align="justify" draw:textarea-vertical-align="middle" draw:auto-grow-height="false" fo:min-height="13.95cm" fo:min-width="6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bcc" draw:textarea-horizontal-align="justify" draw:textarea-vertical-align="middle" draw:auto-grow-height="false" fo:min-height="4.236cm" fo:min-width="5.001cm"/>
    </style:style>
    <style:style style:name="P1" style:family="paragraph">
      <style:paragraph-properties fo:text-align="center"/>
    </style:style>
    <style:style style:name="P2" style:family="paragraph">
      <loext:graphic-properties draw:fill-color="#add58a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  <style:text-properties fo:font-size="13pt" style:font-size-asian="13pt" style:font-size-complex="13pt"/>
    </style:style>
    <style:style style:name="P6" style:family="paragraph">
      <loext:graphic-properties draw:fill-color="#fffbcc"/>
      <style:paragraph-properties fo:text-align="start"/>
      <style:text-properties style:font-name="DejaVu Sans Mono" fo:font-size="13pt" style:font-size-asian="13pt" style:font-size-complex="13pt"/>
    </style:style>
    <style:style style:name="T1" style:family="text">
      <style:text-properties style:font-name="DejaVu Sans Mono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.2cm" svg:height="14.6cm" svg:x="18.4cm" svg:y="2cm">
          <text:p text:style-name="P1">Client (Web browser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cm" svg:height="14.2cm" svg:x="2.1cm" svg:y="2.5cm">
          <text:p text:style-name="P1">Serv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6cm" svg:y1="3.4cm" svg:x2="10.8cm" svg:y2="3.4cm">
          <text:p/>
        </draw:line>
        <draw:frame draw:style-name="gr4" draw:text-style-name="P4" draw:layer="layout" svg:width="5.04cm" svg:height="1.673cm" svg:x="11.56cm" svg:y="1.2cm">
          <draw:text-box>
            <text:p>HTTP Request :<text:line-break/>/articles.html</text:p>
          </draw:text-box>
        </draw:frame>
        <draw:line draw:style-name="gr3" draw:text-style-name="P3" draw:layer="layout" svg:x1="10.9cm" svg:y1="5cm" svg:x2="16.6cm" svg:y2="5cm">
          <text:p/>
        </draw:line>
        <draw:frame draw:style-name="gr4" draw:text-style-name="P4" draw:layer="layout" svg:width="7.601cm" svg:height="3.806cm" svg:x="10.199cm" svg:y="5.394cm">
          <draw:text-box>
            <text:p>HTTP Response : <text:line-break/><text:line-break/>HTML Document with<text:line-break/>HTML+CSS representing<text:line-break/>the articles</text:p>
          </draw:text-box>
        </draw:frame>
        <draw:custom-shape draw:style-name="gr5" draw:text-style-name="P6" draw:layer="layout" svg:width="5.5cm" svg:height="5.6cm" svg:x="11.2cm" svg:y="9.6cm">
          <text:p text:style-name="P5"><text:span text:style-name="T1">&lt;html&gt;</text:span><text:span text:style-name="T1"><text:line-break/></text:span><text:span text:style-name="T1"> <text:s/>&lt;body&gt;</text:span><text:span text:style-name="T1"><text:line-break/></text:span><text:span text:style-name="T1"> <text:s text:c="3"/>&lt;div&gt;</text:span><text:span text:style-name="T1"><text:line-break/></text:span><text:span text:style-name="T1"> <text:s/>&lt; !-- actual </text:span><text:span text:style-name="T1">content here --</text:span><text:span text:style-name="T1">&gt;</text:span><text:span text:style-name="T1"><text:line-break/></text:span><text:span text:style-name="T1"> <text:s text:c="3"/>&lt;/div&gt;</text:span><text:span text:style-name="T1"><text:line-break/></text:span><text:span text:style-name="T1"> <text:s/>&lt;/body&gt;</text:span><text:span text:style-name="T1"><text:line-break/></text:span><text:span text:style-name="T1">&lt;/html&gt;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5T11:58:00.702517747</meta:creation-date>
    <dc:date>2020-12-15T12:05:40.617486332</dc:date>
    <meta:editing-duration>PT7M43S</meta:editing-duration>
    <meta:editing-cycles>1</meta:editing-cycles>
    <meta:document-statistic meta:object-count="7"/>
    <meta:generator>LibreOffice/6.0.7.3$Linux_X86_64 LibreOffice_project/00m0$Build-3</meta:generator>
  </office:meta>
</office:document-meta>
</file>